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84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119.11pt"/>
    </style:style>
    <style:style style:name="co6" style:family="table-column">
      <style:table-column-properties fo:break-before="auto" style:column-width="147.66pt"/>
    </style:style>
    <style:style style:name="co7" style:family="table-column">
      <style:table-column-properties fo:break-before="auto" style:column-width="410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minal cell voltage</text:p>
          </table:table-cell>
          <table:table-cell table:style-name="ce1" office:value-type="string" calcext:value-type="string">
            <text:p>Min voltage</text:p>
          </table:table-cell>
          <table:table-cell table:style-name="ce1" office:value-type="string" calcext:value-type="string">
            <text:p>Max voltage</text:p>
          </table:table-cell>
          <table:table-cell table:style-name="ce1" office:value-type="string" calcext:value-type="string">
            <text:p>Energy density (W*h/L)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Discharge percent per month</text:p>
          </table:table-cell>
          <table:table-cell table:style-name="ce1" office:value-type="string" calcext:value-type="string">
            <text:p>Max days at full charge</text:p>
          </table:table-cell>
          <table:table-cell table:style-name="ce1" office:value-type="string" calcext:value-type="string">
            <text:p>WP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string" calcext:value-type="string">
            <text:p>Lithium-ion polymer</text:p>
          </table:table-cell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Lithium_polymer_batter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thium-ion</text:p>
          </table:table-cell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https://en.wikipedia.org/wiki/Lithium-ion_batter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thium-iron phosphate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office:value-type="float" office:value="3.6" calcext:value-type="float">
            <text:p>3.6</text:p>
          </table:table-cell>
          <table:table-cell office:value-type="float" office:value="220" calcext:value-type="float">
            <text:p>22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en.wikipedia.org/wiki/Lithium_iron_phosphate_batter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ad aci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en.wikipedia.org/wiki/Lead%E2%80%93acid_batter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MH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ttps://en.wikipedia.org/wiki/Nickel%E2%80%93metal_hydride_battery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http://www.mini-box.com/picoUPS-100-12V-DC-micro-UPS-system-battery-backup-system</text:p>
          </table:table-cell>
          <table:table-cell table:number-columns-repeated="1014"/>
        </table:table-row>
      </table:table>
      <table:named-expressions>
        <table:named-range table:name="CELL_VOLTAGE" table:base-cell-address="$Sheet1.$C$1" table:cell-range-address="$Sheet1.$C$1:.$C$1048576"/>
        <table:named-range table:name="ENERGY_DENSITY" table:base-cell-address="$Sheet1.$D$1" table:cell-range-address="$Sheet1.$F$1:.$F$1048576"/>
        <table:named-range table:name="MAX_DAYS_FULL" table:base-cell-address="$Sheet1.$E$1" table:cell-range-address="$Sheet1.$I$1:.$I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6-11-13T22:01:44.597256780</meta:creation-date>
    <dc:date>2016-11-13T22:28:57.317382824</dc:date>
    <dc:creator>chris </dc:creator>
    <meta:editing-duration>PT27M11S</meta:editing-duration>
    <meta:editing-cycles>8</meta:editing-cycles>
    <meta:generator>LibreOffice/5.1.4.2$Linux_X86_64 LibreOffice_project/10m0$Build-2</meta:generator>
    <meta:document-statistic meta:table-count="1" meta:cell-count="49" meta:object-count="0"/>
  </office:meta>
</office:document-meta>
</file>